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3/1/12</text:p>
      <text:p text:style-name="Standard"/>
      <text:p text:style-name="Standard"><text:tab/><text:tab/>Supervisor Meeting minutes – 11am</text:p>
      <text:p text:style-name="Standard"/>
      <text:p text:style-name="Standard"/>
      <text:list xml:id="list820148712" text:style-name="L1">
        <text:list-item>
          <text:p text:style-name="P1">Grey out the non selected areas of the strand perhaps?</text:p>
        </text:list-item>
        <text:list-item>
          <text:p text:style-name="P1">Tweak the numbers at the side</text:p>
        </text:list-item>
      </text:list>
      <text:p text:style-name="Standard"/>
      <text:list xml:id="list748361967" text:continue-numbering="true" text:style-name="L1">
        <text:list-item>
          <text:p text:style-name="P1">Note: Strand selection will be at least 80 characters – this should be checked before going onto the next stage</text:p>
        </text:list-item>
        <text:list-item>
          <text:p text:style-name="P1">Program should maybe have a more information function to give more info on primer errors</text:p>
        </text:list-item>
        <text:list-item>
          <text:p text:style-name="P1">Tell users explicitly they should copy and paste in primer selection</text:p>
        </text:list-item>
        <text:list-item>
          <text:p text:style-name="P1">Highlight the right area</text:p>
        </text:list-item>
        <text:list-item>
          <text:p text:style-name="P1">Should be error chcecking against none 'atgc' characters in the intial section</text:p>
        </text:list-item>
        <text:list-item>
          <text:p text:style-name="P1">The melting temperatures should be 3 degrees within each other – check for this</text:p>
        </text:list-item>
        <text:list-item>
          <text:p text:style-name="P1">We will be sent a full word document containing these rules</text:p>
        </text:list-item>
        <text:list-item>
          <text:p text:style-name="P1">Give the rule sheet before they start the process</text:p>
        </text:list-item>
        <text:list-item>
          <text:p text:style-name="P1">Highlighing text</text:p>
        </text:list-item>
        <text:list-item>
          <text:p text:style-name="P1">Example questionaiire for next week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urray</meta:initial-creator>
    <meta:creation-date>2013-01-25T12:39:51</meta:creation-date>
    <meta:document-statistic meta:table-count="0" meta:image-count="0" meta:object-count="0" meta:page-count="1" meta:paragraph-count="14" meta:word-count="137" meta:character-count="745" meta:non-whitespace-character-count="632"/>
    <dc:date>2013-01-25T12:48:11</dc:date>
    <dc:creator>ross murray</dc:creator>
    <meta:editing-duration>PT8M21S</meta:editing-duration>
    <meta:editing-cycles>1</meta:editing-cycles>
    <meta:generator>LibreOffice/3.4$Unix LibreOffice_project/340m1$Build-502</meta:generator>
  </office:meta>
</office:document-meta>
</file>